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Courier Prime" svg:font-family="'Courier Prime'" style:font-adornments="Regular" style:font-family-generic="modern" style:font-pitch="fixed"/>
    <style:font-face style:name="M+ 1mn light" svg:font-family="'M+ 1mn light'" style:font-adornments="Regular" style:font-family-generic="modern" style:font-pitch="fixed"/>
    <style:font-face style:name="Stoclet ITC Light" svg:font-family="'Stoclet ITC Light'" style:font-adornments="Bold" style:font-pitch="variable"/>
    <style:font-face style:name="Stoclet ITC Light1" svg:font-family="'Stoclet ITC Light'" style:font-adornments="Bold Italic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creenplay_20_Default_20_Style">
      <style:paragraph-properties fo:margin-left="0in" fo:margin-right="0.2in" fo:text-align="end" style:justify-single-word="false" fo:text-indent="0in" style:auto-text-indent="false"/>
    </style:style>
    <style:style style:name="P2" style:family="paragraph" style:parent-style-name="Screenplay_20_Default_20_Style">
      <style:paragraph-properties fo:text-align="end" style:justify-single-word="false"/>
    </style:style>
    <style:style style:name="P3" style:family="paragraph" style:parent-style-name="Scene">
      <style:text-properties officeooo:paragraph-rsid="0129848d"/>
    </style:style>
    <style:style style:name="P4" style:family="paragraph" style:parent-style-name="Character">
      <style:text-properties officeooo:paragraph-rsid="0129848d"/>
    </style:style>
    <style:style style:name="P5" style:family="paragraph" style:parent-style-name="Action">
      <style:text-properties officeooo:paragraph-rsid="0129848d"/>
    </style:style>
    <style:style style:name="P6" style:family="paragraph" style:parent-style-name="Action" style:master-page-name="">
      <style:paragraph-properties fo:margin-top="0.1598in" fo:margin-bottom="0in" style:contextual-spacing="false" fo:line-height="0.1701in" style:register-true="false" style:page-number="auto" fo:background-color="transparent" style:shadow="none" style:snap-to-layout-grid="false">
        <style:tab-stops/>
        <style:background-image/>
      </style:paragraph-properties>
      <style:text-properties style:font-name="Courier Prime" fo:font-size="12pt" fo:letter-spacing="normal" fo:font-weight="bold" officeooo:rsid="0127c183" officeooo:paragraph-rsid="0127c183" style:font-weight-asian="bold" style:font-weight-complex="bold"/>
    </style:style>
    <style:style style:name="P7" style:family="paragraph" style:parent-style-name="Centered">
      <style:text-properties officeooo:paragraph-rsid="0129848d"/>
    </style:style>
    <style:style style:name="P8" style:family="paragraph" style:parent-style-name="Transition" style:master-page-name="Numbered_20_Pages_20__28_screenplay_29_">
      <style:paragraph-properties style:page-number="1"/>
    </style:style>
    <style:style style:name="T1" style:family="text">
      <style:text-properties officeooo:rsid="0104e2f0"/>
    </style:style>
    <style:style style:name="T2" style:family="text">
      <style:text-properties officeooo:rsid="010f9497"/>
    </style:style>
    <style:style style:name="T3" style:family="text">
      <style:text-properties officeooo:rsid="01112145"/>
    </style:style>
    <style:style style:name="T4" style:family="text">
      <style:text-properties officeooo:rsid="01175a94"/>
    </style:style>
    <style:style style:name="T5" style:family="text">
      <style:text-properties officeooo:rsid="01180a5a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section text:style-name="Sect1" text:name="TITLE AND CREDIT">
        <text:p text:style-name="Centered">“YOUR SCREENPLAY <text:span text:style-name="T4">TITLE</text:span>”</text:p>
        <text:p text:style-name="Centered"/>
        <text:p text:style-name="Centered">an original screenplay by</text:p>
        <text:p text:style-name="Centered"/>
        <text:p text:style-name="Centered">&lt;<text:span text:style-name="T3">Y</text:span>our name here<text:span text:style-name="T1">&gt;</text:span></text:p>
      </text:section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ene"/>
      <text:p text:style-name="Action"/>
      <text:p text:style-name="Action"/>
      <text:p text:style-name="Action"/>
      <text:p text:style-name="Screenplay_20_Default_20_Style"/>
      <text:p text:style-name="Screenplay_20_Default_20_Style"/>
      <text:p text:style-name="Screenplay_20_Default_20_Style"/>
      <text:section text:style-name="Sect2" text:name="COPYRIGHT AND CONTACT">
        <text:p text:style-name="Screenplay_20_Default_20_Style">Copyright <text:span text:style-name="T5">20</text:span>XX</text:p>
        <text:p text:style-name="Screenplay_20_Default_20_Style">WGA #XXXXXXX</text:p>
        <text:p text:style-name="Screenplay_20_Default_20_Style"/>
        <text:p text:style-name="Screenplay_20_Default_20_Style"/>
        <text:p text:style-name="Screenplay_20_Default_20_Style"/>
        <text:p text:style-name="P2"><text:span text:style-name="T2">&lt;</text:span>Your name here&gt;</text:p>
        <text:p text:style-name="P2">&lt;your address&gt;</text:p>
        <text:p text:style-name="P2">&lt;City, State, Postal&gt;</text:p>
        <text:p text:style-name="P2">&lt;Your Phone Number&gt;</text:p>
        <text:p text:style-name="P2">&lt;Your email&gt;</text:p>
      </text:section>
      <text:p text:style-name="Screenplay_20_Default_20_Style"/>
      <text:p text:style-name="Screenplay_20_Default_20_Style"/>
      <text:p text:style-name="P8">FADE IN:</text:p>
      <text:p text:style-name="P3">EXT. SPACE--NIGHT</text:p>
      <text:p text:style-name="P5">Light pinkish-violet and blue nebulae drift over an ocean of glittery, colorful stars.</text:p>
      <text:p text:style-name="P4">GOD</text:p>
      <text:p text:style-name="Dialogue">Let there be light!</text:p>
      <text:p text:style-name="P6">NOTE: What comes to your mind? Write it!</text:p>
      <text:p text:style-name="P7">THE BEGINNING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Courier Prime" svg:font-family="'Courier Prime'" style:font-adornments="Regular" style:font-family-generic="modern" style:font-pitch="fixed"/>
    <style:font-face style:name="M+ 1mn light" svg:font-family="'M+ 1mn light'" style:font-adornments="Regular" style:font-family-generic="modern" style:font-pitch="fixed"/>
    <style:font-face style:name="Stoclet ITC Light" svg:font-family="'Stoclet ITC Light'" style:font-adornments="Bold" style:font-pitch="variable"/>
    <style:font-face style:name="Stoclet ITC Light1" svg:font-family="'Stoclet ITC Light'" style:font-adornments="Bold Italic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1" fo:font-family="'Liberation Serif'" style:font-style-name="Regular" style:font-family-generic="roman" style:font-pitch="variable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146in" style:type="center"/>
          <style:tab-stop style:position="6.229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style:font-name="Stoclet ITC Light" fo:font-family="'Stoclet ITC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toclet ITC Light" fo:font-family="'Stoclet ITC Light'" style:font-style-name="Bold" style:font-pitch="variable" fo:font-size="22pt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Stoclet ITC Light1" fo:font-family="'Stoclet ITC Light'" style:font-style-name="Bold Italic" style:font-pitch="variable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Scene" style:family="paragraph" style:parent-style-name="Screenplay_20_Default_20_Style" style:next-style-name="Action" style:class="text" style:master-page-name="">
      <style:paragraph-properties fo:margin-left="0in" fo:margin-right="0in" fo:margin-top="0.15in" fo:margin-bottom="0in" style:contextual-spacing="true" fo:line-height="100%" fo:text-align="start" style:justify-single-word="false" style:register-true="false" fo:text-indent="0in" style:auto-text-indent="false" style:page-number="auto" fo:background-color="transparent" style:shadow="none" style:text-autospace="none" style:snap-to-layout-grid="false">
        <style:tab-stops/>
        <style:background-image/>
      </style:paragraph-properties>
      <style:text-properties fo:text-transform="uppercase" fo:letter-spacing="normal" style:font-size-asian="10.5pt"/>
    </style:style>
    <style:style style:name="Character" style:family="paragraph" style:parent-style-name="Screenplay_20_Default_20_Style" style:next-style-name="Dialogue" style:class="text" style:master-page-name="">
      <style:paragraph-properties fo:margin-left="2.2in" fo:margin-right="0in" fo:margin-top="0.1598in" fo:margin-bottom="0in" style:contextual-spacing="true" fo:line-height="0.1701in" fo:orphans="0" fo:widows="0" style:register-true="false" fo:text-indent="0in" style:auto-text-indent="false" style:page-number="auto" fo:keep-with-next="always" style:vertical-align="auto" style:snap-to-layout-grid="false"/>
      <style:text-properties fo:text-transform="uppercase" fo:letter-spacing="normal" style:font-size-asian="10.5pt"/>
    </style:style>
    <style:style style:name="Dialogue" style:family="paragraph" style:parent-style-name="Screenplay_20_Default_20_Style" style:next-style-name="Character" style:class="text" style:master-page-name="">
      <style:paragraph-properties fo:margin-left="1in" fo:margin-right="1.35in" fo:margin-top="0in" fo:margin-bottom="0in" style:contextual-spacing="true" fo:line-height="0.1598in" fo:orphans="9" fo:widows="9" style:register-true="false" fo:text-indent="0in" style:auto-text-indent="false" style:page-number="auto" fo:keep-with-next="auto" style:snap-to-layout-grid="false"/>
      <style:text-properties fo:letter-spacing="normal" style:font-size-asian="10.5pt"/>
    </style:style>
    <style:style style:name="Parenthetical" style:family="paragraph" style:parent-style-name="Screenplay_20_Default_20_Style" style:next-style-name="Dialogue" style:class="text" style:master-page-name="">
      <style:paragraph-properties fo:margin-left="1.5in" fo:margin-right="2.7299in" fo:margin-top="0in" fo:margin-bottom="0.0201in" style:contextual-spacing="true" fo:line-height="0.1598in" fo:orphans="0" fo:widows="0" fo:text-indent="-0.1in" style:auto-text-indent="false" style:page-number="auto" fo:keep-with-next="always" style:snap-to-layout-grid="false">
        <style:tab-stops/>
      </style:paragraph-properties>
      <style:text-properties fo:letter-spacing="normal" style:font-size-asian="10.5pt"/>
    </style:style>
    <style:style style:name="Action" style:family="paragraph" style:parent-style-name="Screenplay_20_Default_20_Style" style:class="text" style:master-page-name="">
      <style:paragraph-properties fo:margin-top="0.1598in" fo:margin-bottom="0in" style:contextual-spacing="false" fo:line-height="0.1701in" style:register-true="false" style:page-number="auto" fo:background-color="transparent" style:shadow="none" style:snap-to-layout-grid="false">
        <style:tab-stops/>
        <style:background-image/>
      </style:paragraph-properties>
      <style:text-properties fo:letter-spacing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146in" style:type="center"/>
          <style:tab-stop style:position="6.2299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0508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creenplay_20_Default_20_Style" style:display-name="Screenplay Default Style" style:family="paragraph" style:next-style-name="Scene" style:class="text" style:master-page-name="">
      <style:paragraph-properties fo:margin-top="0in" fo:margin-bottom="0in" style:contextual-spacing="true" style:page-number="auto" style:snap-to-layout-grid="false"/>
      <style:text-properties style:font-name="Courier New" fo:font-family="'Courier New'" style:font-style-name="Regular" style:font-family-generic="modern" style:font-pitch="fixed" fo:font-size="12pt" fo:font-weight="normal" style:font-size-asian="10.5pt"/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2299in" style:type="right" style:leader-style="dotted" style:leader-text="."/>
        </style:tab-stops>
      </style:paragraph-properties>
    </style:style>
    <style:style style:name="Centered" style:family="paragraph" style:parent-style-name="Screenplay_20_Default_20_Style" style:next-style-name="Action" style:class="text" style:master-page-name="">
      <style:paragraph-properties fo:margin-top="0.15in" fo:margin-bottom="0in" style:contextual-spacing="true" fo:line-height="0.1701in" fo:text-align="center" style:justify-single-word="false" style:page-number="auto" fo:background-color="transparent" style:shadow="none" style:snap-to-layout-grid="false">
        <style:tab-stops/>
        <style:background-image/>
      </style:paragraph-properties>
      <style:text-properties fo:font-variant="normal" fo:text-transform="none" style:font-size-asian="10.5pt"/>
    </style:style>
    <style:style style:name="Transition" style:family="paragraph" style:parent-style-name="Screenplay_20_Default_20_Style" style:next-style-name="Action" style:master-page-name="">
      <style:paragraph-properties fo:margin-left="0in" fo:margin-right="0.2in" fo:margin-top="0.1402in" fo:margin-bottom="0in" style:contextual-spacing="true" fo:line-height="0.1701in" fo:text-align="end" style:justify-single-word="false" fo:text-indent="0in" style:auto-text-indent="false" style:page-number="auto" fo:background-color="transparent" style:shadow="none" style:snap-to-layout-grid="false">
        <style:tab-stops/>
        <style:background-image/>
      </style:paragraph-properties>
      <style:text-properties fo:text-transform="uppercase" style:font-size-asian="10.5pt"/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2472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creenplay.strikeout" style:display-name="_screenplay.strikeout" style:family="text">
      <style:text-properties fo:color="#ff6633" style:text-line-through-style="solid" style:text-line-through-type="single"/>
    </style:style>
    <style:style style:name="_5f_screenplay.emendation" style:display-name="_screenplay.emendation" style:family="text" style:parent-style-name="_5f_screenplay.strikeout">
      <style:text-properties fo:color="#23b8dc" style:text-line-through-style="none" style:text-line-through-typ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creenplay_20_Default_20_Style">
      <style:paragraph-properties fo:margin-left="0in" fo:margin-right="0.2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0.5in" fo:margin-left="1.5in" fo:margin-right="0.8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5in" fo:margin-right="0.77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Numbered_20_Pages_20__28_screenplay_29_" style:display-name="Numbered Pages (screenplay)" style:page-layout-name="Mpm2">
      <style:header>
        <text:p text:style-name="MP1"><text:page-number text:select-page="current">2</text:page-number>.</text:p>
      </style:header>
      <style:header-first>
        <text:p text:style-name="MP1"><text:page-number text:select-page="current">1</text:page-number>.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7:14:23.544000000</meta:creation-date>
    <meta:editing-duration>P0D</meta:editing-duration>
    <meta:editing-cycles>1</meta:editing-cycles>
    <meta:generator>LibreOffice/4.2.5.2$Windows_x86 LibreOffice_project/6ff819b65674ae6c83f3cbab9e4a4c2b292a7a94</meta:generator>
    <meta:document-statistic meta:table-count="0" meta:image-count="0" meta:object-count="0" meta:page-count="3" meta:paragraph-count="19" meta:word-count="62" meta:character-count="365" meta:non-whitespace-character-count="323"/>
  </office:meta>
</office:document-meta>
</file>